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Normal">Funai approved<text:s/>chargeshttps://funai.edu.ng/news/ae-funai-approved-charges-for-2020-2021-academic/</text:p>
      <text:p text:style-name="Normal"><text:a xlink:href="https://funai.edu.ng/approved-charges-for-faculty-of-engineering/" office:target-frame-name="_top" xlink:show="replace"><text:span text:style-name="Hyperlink">https://funai.edu.ng/approved-charges-for-faculty-of-engineering/</text:span></text:a></text:p>
      <text:p text:style-name="Normal"><text:span text:style-name="Hyperlink">https://funai.edu.ng/approved-charges-for-collage-of-medicine/</text:span></text:p>
      <text:p text:style-name="Normal"><text:a xlink:href="https://funai.edu.ng/approved-charges-for-other-faculties/" office:target-frame-name="_top" xlink:show="replace"><text:span text:style-name="Hyperlink">https://funai.edu.ng/approved-charges-for-other-faculties/</text:span></text:a></text:p>
      <text:p text:style-name="Normal"><text:a xlink:href="https://funai.edu.ng/approved-charges-for-faculty-of-law/" office:target-frame-name="_top" xlink:show="replace"><text:span text:style-name="Hyperlink">https://funai.edu.ng/approved-charges-for-faculty-of-law/</text:span></text:a></text:p>
      <text:p text:style-name="Normal">https://funai.edu.ng/news/update-ae-funai-approved-fees-for-law-students-2019-2020-academic-session/</text:p>
      <text:p text:style-name="Normal"/>
      <text:p text:style-name="Normal"/>
      <text:p text:style-name="Normal"/>
      <text:p text:style-name="Normal">Federal University Ndufu-Alike Ikwo (FUNAI) School Fees Schedule for 2021/2022 Academic Session</text:p>
      <text:p text:style-name="Normal"><text:s/></text:p>
      <text:p text:style-name="Normal">Alex Ekweme Federal University, Ndufu-Alike Ikwo (AE-FUNAI) fresh and stale undergraduate students school fees schedule for the 2021/2022 academic session. See FUNAI school fees schedule below.</text:p>
      <text:p text:style-name="Normal"/>
      <text:p text:style-name="Normal">Funai-school-fees-schedule</text:p>
      <text:p text:style-name="Normal"/>
      <text:p text:style-name="Normal">This is to inform both newly admitted and returning undergraduate students of the Federal University Ndufu-Alike Ikwo (FUNAI) that the management of the institution has released the amount they are required to pay as school fees for the 2021/2022 academic session.</text:p>
      <text:p text:style-name="Normal"/>
      <text:p text:style-name="Normal">FUNAI School Fees Schedule</text:p>
      <text:p text:style-name="Normal">Find below the links to the Approved Charges for the 2021/2022 session:</text:p>
      <text:p text:style-name="Normal"/>
      <text:p text:style-name="Normal">1<text:tab/>APPROVED CHARGES FOR COLLEGE OF MEDICINE</text:p>
      <text:p text:style-name="Normal">2<text:tab/>APPROVED CHARGES FOR FACULTY OF LAW</text:p>
      <text:p text:style-name="Normal">3<text:tab/>APPROVED CHARGES FOR FACULTY OF ENGINEERING</text:p>
      <text:p text:style-name="Normal">4<text:tab/>APPROVED CHARGES FOR OTHER FACULTIES</text:p>
      <text:p text:style-name="Normal"/>
      <text:p text:style-name="Normal"/>
      <text:p text:style-name="Normal">Whatsapp</text:p>
      <text:p text:style-name="Normal">Tweet</text:p>
      <text:p text:style-name="Normal">Share</text:p>
      <text:p text:style-name="Normal"/>
      <text:p text:style-name="Normal">Follow Us</text:p>
      <text:p text:style-name="Normal"><text:s/>Follow us on Twitter @MySchoolGist</text:p>
      <text:p text:style-name="Normal"><text:s/>Like us on Facebook</text:p>
      <text:p text:style-name="Normal"><text:s/>Subscribe to our email newsletter and never miss an update</text:p>
      <text:p text:style-name="Normal">Similar Posts:</text:p>
      <text:p text:style-name="Normal">Auchi Polytechnic School Fees Schedule for 2021/2022 Academic Session | ND, HND &amp; Post-HND Students</text:p>
      <text:p text:style-name="Normal">Borno State University (BOSU) School Fees Schedule for 2021/2022 Academic Session</text:p>
      <text:p text:style-name="Normal">Nigerian Army University Biu (NAUB) School Fees Schedule for 2022/2023 Academic Session | REMEDIAL &amp; UNDERGRADUATE</text:p>
      <text:p text:style-name="Normal">Capital City University Kano (CCUK) School Fees Schedule for 2021/2022 Academic Session</text:p>
      <text:p text:style-name="Normal">NOUN School Fees Schedule for 2022/2023 Academic Session<text:s/>Unde&amp; Postgraduate]</text:p>
      <text:p text:style-name="Normal"/>
      <text:p text:style-name="Normal">More Posts From ››<text:s/><text:a xlink:href="http://www.funai.edu.ng" office:target-frame-name="_top" xlink:show="replace"><text:span text:style-name="Hyperlink">www.funai.edu.ng</text:span></text:a><text:s/>| Federal University Ndufu-Alike Ikwo : FUNAIFUNAFU</text:p>
      <text:p text:style-name="Normal">You can connect with him on<text:s/>Twitters</text:p>
      <text:p text:style-name="Normal">Mary OCT 25, 2021</text:p>
      <text:p text:style-name="Normal">Pls how much is funai nursing student school fees</text:p>
      <text:p text:style-name="Normal"/>
      <text:p text:style-name="Normal">REPLY TO MARY</text:p>
      <text:p text:style-name="Normal">Anonymous MAY 12, 2021</text:p>
      <text:p text:style-name="Normal">How much is school fees for political science</text:p>
      <text:p text:style-name="Normal"/>
      <text:p text:style-name="Normal">REPLY TO ANONYMOUS</text:p>
      <text:p text:style-name="Normal">Mbachu Benita Chioma MAR 29, 2021</text:p>
      <text:p text:style-name="Normal">Can I pay my school fees nw?</text:p>
      <text:p text:style-name="Normal"/>
      <text:p text:style-name="Normal">REPLY TO MBACHU</text:p>
      <text:p text:style-name="Normal">Uche AUG 14, 2020</text:p>
      <text:p text:style-name="Normal">Can I get admission with 170 in funai</text:p>
      <text:p text:style-name="Normal"/>
      <text:p text:style-name="Normal">REPLY TO UCHE</text:p>
      <text:p text:style-name="Normal">Igwe Stephen JAN 15, 2020</text:p>
      <text:p text:style-name="Normal">Please is there faculty of Surveying and geo_informatics in FUNAI….. And what is the cut off mark.</text:p>
      <text:p text:style-name="Normal"/>
      <text:p text:style-name="Normal">REPLY TO IGWE</text:p>
      <text:p text:style-name="Normal">Not yet availability APR 1, 2020</text:p>
      <text:p text:style-name="Normal">Faculty not yet available</text:p>
      <text:p text:style-name="Normal"/>
      <text:p text:style-name="Normal">REPLY TO NOT</text:p>
      <text:p text:style-name="Normal">Ofor moses JAN 12, 2020</text:p>
      <text:p text:style-name="Normal">Please what is the cut off mark of pure law?</text:p>
      <text:p text:style-name="Normal"/>
      <text:p text:style-name="Normal">REPLY TO OFOR</text:p>
      <text:p text:style-name="Normal">Olisa NOV 8, 2019</text:p>
      <text:p text:style-name="Normal">Comment Text*plz am olisa frm anambra,..i got 222 in jamb this yr can I study criminology at funai</text:p>
      <text:p text:style-name="Normal"/>
      <text:p text:style-name="Normal">REPLY TO OLISA</text:p>
      <text:p text:style-name="Normal">Anonymous JUN 13, 2019</text:p>
      <text:p text:style-name="Normal">Please I got 165 can I get additional in to funai this 2019</text:p>
      <text:p text:style-name="Normal"/>
      <text:p text:style-name="Normal">REPLY TO ANONYMOUS</text:p>
      <text:p text:style-name="Normal">Anonymous MAY 12, 2019</text:p>
      <text:p text:style-name="Normal">I got 177 can I get admission into funai.for biochemistry.or any</text:p>
      <text:p text:style-name="Normal"/>
      <text:p text:style-name="Normal">REPLY TO ANONYMOUS</text:p>
      <text:p text:style-name="Normal">Igwe chioma esther MAR 23, 2020</text:p>
      <text:p text:style-name="Normal">Pls sir with 191 can I secure admission into funai to study business administration</text:p>
      <text:p text:style-name="Normal"/>
      <text:p text:style-name="Normal">REPLY TO IGWE</text:p>
      <text:p text:style-name="Normal">IGWE m MAR 22, 2019</text:p>
      <text:p text:style-name="Normal">Please during my jamb registration I use my neco result to apply and I don’t know I will be given admission into the school with the help of my neco result the school is funai</text:p>
      <text:p text:style-name="Normal"/>
      <text:p text:style-name="Normal">REPLY TO IGWE</text:p>
      <text:p text:style-name="Normal">Chimdalu Kiss NOV 9, 2018</text:p>
      <text:p text:style-name="Normal">2019 School Fee In Funai I Wot Abeg</text:p>
      <text:p text:style-name="Normal"/>
      <text:p text:style-name="Normal">REPLY TO CHIMDALU</text:p>
      <text:p text:style-name="Normal">Ike benedicta SEP 4, 2018</text:p>
      <text:p text:style-name="Normal">I got 244 in jamb, can I study criminology in funai</text:p>
      <text:p text:style-name="Normal"/>
      <text:p text:style-name="Normal">REPLY TO IKE</text:p>
      <text:p text:style-name="Normal">CHRISTIAN AUG 8, 2018</text:p>
      <text:p text:style-name="Normal">I SCORED 194 IN JAMB, CAN I BE ADMITED TO STUDY ELECT.ELECT. IN FUNAI?(I NEED AN ANSWER PLEASE)</text:p>
      <text:p text:style-name="Normal"/>
      <text:p text:style-name="Normal">REPLY TO CHRISTIAN</text:p>
      <text:p text:style-name="Normal">Anonymous MAY 23, 2019</text:p>
      <text:p text:style-name="Normal">Yes of course</text:p>
      <text:p text:style-name="Normal"/>
      <text:p text:style-name="Normal">REPLY TO ANONYMOUS</text:p>
      <text:p text:style-name="Normal">Chinweuba FEB 6, 2021</text:p>
      <text:p text:style-name="Normal">I score 211 can I be given admission to study criminology in funai and I just uploaded my o, level result today .</text:p>
      <text:p text:style-name="Normal"/>
      <text:p text:style-name="Normal">REPLY TO CHINWEUBA</text:p>
      <text:p text:style-name="Normal">Mercy JUN 2, 2018</text:p>
      <text:p text:style-name="Normal">I got 173 can I be given admission in funai to study Economics</text:p>
      <text:p text:style-name="Normal"/>
      <text:p text:style-name="Normal">REPLY TO MERCY</text:p>
      <text:p text:style-name="Normal">Okoye Paul APR 25, 2018</text:p>
      <text:p text:style-name="Normal">Comment Text* Does funai study medical laboratory science</text:p>
      <text:p text:style-name="Normal"/>
      <text:p text:style-name="Normal">REPLY TO OKOYE</text:p>
      <text:p text:style-name="Normal">Amobi princess APR 20, 2018</text:p>
      <text:p text:style-name="Normal">I got 182 in jamb but I didn’t add funai in my choice of schools, and I want to get addmission into funai, I want to study Economics, can it be possible</text:p>
      <text:p text:style-name="Normal"/>
      <text:p text:style-name="Normal">REPLY TO AMOBI</text:p>
      <text:p text:style-name="Normal">Joshua JUN 4, 2019</text:p>
      <text:p text:style-name="Normal">Comment Text* go ahead and purchase d post utme form</text:p>
      <text:p text:style-name="Normal"/>
      <text:p text:style-name="Normal">REPLY TO JOSHUA</text:p>
      <text:p text:style-name="Normal">Amobi princess APR 20, 2018</text:p>
      <text:p text:style-name="Normal">I didn’t put funai in my list of school in jamb, but I want to get the admission into funai, can it be possible</text:p>
      <text:p text:style-name="Normal"/>
      <text:p text:style-name="Normal">REPLY TO AMOBI</text:p>
      <text:p text:style-name="Normal">Olusegun Fapohunda APR 23, 2018</text:p>
      <text:p text:style-name="Normal">You have to apply for change of institutions. Go to<text:s/><text:a xlink:href="https://www.myschoolgist.com/ng/jamb-change-of-course-or-institution/" office:target-frame-name="_top" xlink:show="replace"><text:span text:style-name="Hyperlink">https://www.myschoolgist.com/ng/jamb-change-of-course-or-institution/</text:span></text:a><text:s/>for procedure.</text:p>
      <text:p text:style-name="Normal"/>
      <text:p text:style-name="Normal">REPLY TO OLUSEGUN</text:p>
      <text:p text:style-name="Normal">Chisom Agu JUN 13, 2019</text:p>
      <text:p text:style-name="Normal">I scored 165 in jamb can I get admitted in Funai for pharmacy</text:p>
      <text:p text:style-name="Normal"/>
      <text:p text:style-name="Normal">REPLY TO CHISOM</text:p>
      <text:p text:style-name="Normal">Adeaga Victoria JAN 3, 2021</text:p>
      <text:p text:style-name="Normal">Please can funai accept bsc nursing certificate from Niger republic, I want to apply for direct entering for medicine</text:p>
      <text:p text:style-name="Normal"/>
      <text:p text:style-name="Normal">REPLY TO ADEAGA</text:p>
      <text:p text:style-name="Normal">Chidera APR 18, 2018</text:p>
      <text:p text:style-name="Normal">What is ndufu alike school fees for 2018/19</text:p>
      <text:p text:style-name="Normal"/>
      <text:p text:style-name="Normal">REPLY TO CHIDERA</text:p>
      <text:p text:style-name="Normal">Eve MAR 29, 2018</text:p>
      <text:p text:style-name="Normal">I got 193. Can I study psychology in funai???</text:p>
      <text:p text:style-name="Normal"/>
      <text:p text:style-name="Normal">REPLY TO EVE</text:p>
      <text:p text:style-name="Normal">Anonymous AUG 25, 2018</text:p>
      <text:p text:style-name="Normal">Yes u can</text:p>
      <text:p text:style-name="Normal"/>
      <text:p text:style-name="Normal">REPLY TO ANONYMOUS</text:p>
      <text:p text:style-name="Normal">Agu Lydia JUN 13, 2019</text:p>
      <text:p text:style-name="Normal">Can I get admitted with I165</text:p>
      <text:p text:style-name="Normal"/>
      <text:p text:style-name="Normal">REPLY TO AGU</text:p>
      <text:p text:style-name="Normal">Anonymous JUN 23, 2019</text:p>
      <text:p text:style-name="Normal">I got 185 in jamb can I still study medicine and surgery in funai</text:p>
      <text:p text:style-name="Normal"/>
      <text:p text:style-name="Normal">REPLY TO ANONYMOUS</text:p>
      <text:p text:style-name="Normal">Divine JUL 1, 2019</text:p>
      <text:p text:style-name="Normal">The 40k is it for first and second semester or first semester only</text:p>
      <text:p text:style-name="Normal"/>
      <text:p text:style-name="Normal">REPLY TO DIVINE</text:p>
      <text:p text:style-name="Normal">Leave a Comment</text:p>
      <text:p text:style-name="Normal">Name*</text:p>
      <text:p text:style-name="Normal">Email*</text:p>
      <text:p text:style-name="Normal"><text:s/>Save my name, email, and website in this browser for the next time I comment.</text:p>
      <text:p text:style-name="Normal">Comment Text*</text:p>
      <text:p text:style-name="Normal"/>
      <text:p text:style-name="Normal">Search the site</text:p>
      <text:p text:style-name="Normal">Search</text:p>
      <text:p text:style-name="Normal">SCHOLARSHIPS &amp; OPPORTUNITIES</text:p>
      <text:p text:style-name="Normal">Enugu State Scholarship Board Foreign Scholarship Scheme 2022</text:p>
      <text:p text:style-name="Normal">Institute of Management and Technology (IMT) Scholarship for Enugu State Indigenes 2022 [UPDATED]</text:p>
      <text:p text:style-name="Normal">Aliko Dangote Foundation (ADF) – VDMA Technical Training Programme 2022</text:p>
      <text:p text:style-name="Normal">Scholarship for Kaduna Indigene to Study Medicine At King David University Of Medical Sciences</text:p>
      <text:p text:style-name="Normal">Queen Elizabeth Commonwealth Scholarships (QECS) 2022-2023 [Fully Funded]</text:p>
      <text:p text:style-name="Normal">QUICK LINKS:</text:p>
      <text:p text:style-name="Normal">NECO SSCE Internal Form</text:p>
      <text:p text:style-name="Normal">NDA Admission</text:p>
      <text:p text:style-name="Normal">JAMB Result</text:p>
      <text:p text:style-name="Normal">JAMB Form</text:p>
      <text:p text:style-name="Normal">JAMB CBT Software</text:p>
      <text:p text:style-name="Normal">JAMB Subject Combinations</text:p>
      <text:p text:style-name="Normal">JAMB CBT Centres</text:p>
      <text:p text:style-name="Normal">JAMB Brochure</text:p>
      <text:p text:style-name="Normal">JAMB Syllabus</text:p>
      <text:p text:style-name="Normal">JAMB Past Questions</text:p>
      <text:p text:style-name="Normal">Upload Result on JAMB Profile</text:p>
      <text:p text:style-name="Normal">JAMB Matriculation List</text:p>
      <text:p text:style-name="Normal">JAMB Admission Status</text:p>
      <text:p text:style-name="Normal">JAMB CAPS</text:p>
      <text:p text:style-name="Normal">JAMB Admission Letter</text:p>
      <text:p text:style-name="Normal">Create JAMB Profile</text:p>
      <text:p text:style-name="Normal">JAMB Change of Course/Institution</text:p>
      <text:p text:style-name="Normal">JAMB Regularization</text:p>
      <text:p text:style-name="Normal">JAMB Cut Off Mark</text:p>
      <text:p text:style-name="Normal">WAEC Result</text:p>
      <text:p text:style-name="Normal">WAEC GCE Result</text:p>
      <text:p text:style-name="Normal">WAEC Sample Questions and Scheme</text:p>
      <text:p text:style-name="Normal">WAEC Syllabus</text:p>
      <text:p text:style-name="Normal">WAEC Past Questions &amp; Answers</text:p>
      <text:p text:style-name="Normal">NECO Result</text:p>
      <text:p text:style-name="Normal">NECO GCE Result</text:p>
      <text:p text:style-name="Normal">Accredited Faculties of Law in Nigeria</text:p>
      <text:p text:style-name="Normal">NABTEB Result</text:p>
      <text:p text:style-name="Normal">NABTEB GCE Form</text:p>
      <text:p text:style-name="Normal">NABTEB GCE Result</text:p>
      <text:p text:style-name="Normal">NABTEB Past Questions and Answers</text:p>
      <text:p text:style-name="Normal">NABTEB Syllabus</text:p>
      <text:p text:style-name="Normal">NOUN Admission Form</text:p>
      <text:p text:style-name="Normal">NYSC Mobilization Timetable</text:p>
      <text:p text:style-name="Normal">NYSC Call-Up Letter</text:p>
      <text:p text:style-name="Normal">NYSC Senate List</text:p>
      <text:p text:style-name="Normal">NYSC Online Registration</text:p>
      <text:p text:style-name="Normal">Apply for NIN</text:p>
      <text:p text:style-name="Normal">Check NIN</text:p>
      <text:p text:style-name="Normal">Nigeria Postal Codes</text:p>
      <text:p text:style-name="Normal">Post UTME Forms</text:p>
      <text:p text:style-name="Normal">Post UTME Past Questions</text:p>
      <text:p text:style-name="Normal">Universities in Nigeria</text:p>
      <text:p text:style-name="Normal">Universities Selling Postgraduate Forms</text:p>
      <text:p text:style-name="Normal">Nigerian Universities Approved to Run Postgraduate Programmes</text:p>
      <text:p text:style-name="Normal">List of Illegal Universities in Nigeria by NUC</text:p>
      <text:p text:style-name="Normal">Top 100 Universities in Nigeria 2022 [Latest Edition]</text:p>
      <text:p text:style-name="Normal">Copyright © 2012 – 2022 MySchoolGist Web Services ·</text:p>
      <text:p text:style-name="Normal">Home · Advertise · About · Disclaimer · Privacy Policy ·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2347030829081</meta:initial-creator>
    <dc:creator>2347030829081</dc:creator>
    <meta:creation-date>2022-04-22T16:51:00Z</meta:creation-date>
    <dc:date>2022-04-22T16:51:00Z</dc:date>
    <meta:template xlink:href="Normal.dotm" xlink:type="simple"/>
    <meta:editing-cycles>13</meta:editing-cycles>
    <meta:editing-duration>PT600S</meta:editing-duration>
    <meta:document-statistic meta:page-count="1" meta:paragraph-count="15" meta:word-count="1132" meta:character-count="7570" meta:row-count="53" meta:non-whitespace-character-count="6453"/>
  </office:meta>
</office:document-meta>
</file>